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rsid="00184d64" officeooo:paragraph-rsid="00184d64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c60e8" officeooo:paragraph-rsid="001c60e8" style:font-size-asian="14pt" style:font-size-complex="14pt"/>
    </style:style>
    <style:style style:name="P3" style:family="paragraph" style:parent-style-name="Standard">
      <style:text-properties style:font-name="Liberation Serif" fo:font-size="14pt" officeooo:rsid="001b2aa3" officeooo:paragraph-rsid="001b2aa3" style:font-size-asian="14pt" style:font-size-complex="14pt"/>
    </style:style>
    <style:style style:name="P4" style:family="paragraph" style:parent-style-name="Standard">
      <style:text-properties style:font-name="Liberation Serif" fo:font-size="14pt" officeooo:rsid="0024e936" officeooo:paragraph-rsid="0024e936" style:font-size-asian="14pt" style:font-size-complex="14pt"/>
    </style:style>
    <style:style style:name="P5" style:family="paragraph" style:parent-style-name="Standard">
      <style:text-properties style:font-name="Liberation Serif" fo:font-size="14pt" officeooo:rsid="0026bac2" officeooo:paragraph-rsid="0026bac2" style:font-size-asian="14pt" style:font-size-complex="14pt"/>
    </style:style>
    <style:style style:name="P6" style:family="paragraph" style:parent-style-name="Standard">
      <style:text-properties style:font-name="Liberation Serif" fo:font-size="14pt" officeooo:rsid="0021cc7c" officeooo:paragraph-rsid="0021cc7c" style:font-size-asian="14pt" style:font-size-complex="14pt"/>
    </style:style>
    <style:style style:name="P7" style:family="paragraph" style:parent-style-name="Standard">
      <style:text-properties style:font-name="Liberation Serif" fo:font-size="14pt" officeooo:rsid="004c1322" officeooo:paragraph-rsid="004c1322" style:font-size-asian="14pt" style:font-size-complex="14pt"/>
    </style:style>
    <style:style style:name="P8" style:family="paragraph" style:parent-style-name="Standard">
      <style:text-properties style:font-name="Liberation Serif" fo:font-size="14pt" officeooo:rsid="004c2e57" officeooo:paragraph-rsid="004c2e57" style:font-size-asian="14pt" style:font-size-complex="14pt"/>
    </style:style>
    <style:style style:name="P9" style:family="paragraph" style:parent-style-name="Standard">
      <style:text-properties style:font-name="Liberation Serif" fo:font-size="14pt" officeooo:rsid="004c2e57" officeooo:paragraph-rsid="005942f4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4cafa1" officeooo:paragraph-rsid="004cafa1" style:font-size-asian="14pt" style:font-size-complex="14pt"/>
    </style:style>
    <style:style style:name="P11" style:family="paragraph" style:parent-style-name="Standard">
      <style:text-properties style:font-name="Liberation Serif" fo:font-size="14pt" officeooo:rsid="004cafa1" officeooo:paragraph-rsid="005bca4b" style:font-size-asian="14pt" style:font-size-complex="14pt"/>
    </style:style>
    <style:style style:name="P12" style:family="paragraph" style:parent-style-name="Standard">
      <style:text-properties style:font-name="Liberation Serif" fo:font-size="14pt" officeooo:rsid="004cafa1" officeooo:paragraph-rsid="005ddf37" style:font-size-asian="14pt" style:font-size-complex="14pt"/>
    </style:style>
    <style:style style:name="P13" style:family="paragraph" style:parent-style-name="Standard">
      <style:text-properties style:font-name="Liberation Serif" fo:font-size="14pt" officeooo:rsid="004cafa1" officeooo:paragraph-rsid="00624336" style:font-size-asian="14pt" style:font-size-complex="14pt"/>
    </style:style>
    <style:style style:name="P14" style:family="paragraph" style:parent-style-name="Standard">
      <style:text-properties style:font-name="Liberation Serif" fo:font-size="14pt" officeooo:rsid="004cafa1" officeooo:paragraph-rsid="0067c6dd" style:font-size-asian="14pt" style:font-size-complex="14pt"/>
    </style:style>
    <style:style style:name="P15" style:family="paragraph" style:parent-style-name="Standard">
      <style:text-properties style:font-name="Liberation Serif" fo:font-size="14pt" officeooo:rsid="004cafa1" officeooo:paragraph-rsid="006a3e75" style:font-size-asian="14pt" style:font-size-complex="14pt"/>
    </style:style>
    <style:style style:name="P16" style:family="paragraph" style:parent-style-name="Standard">
      <style:text-properties style:font-name="Liberation Serif" fo:font-size="14pt" officeooo:rsid="004cafa1" officeooo:paragraph-rsid="006e1060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4cafa1" officeooo:paragraph-rsid="007599ce" style:font-size-asian="14pt" style:font-size-complex="14pt"/>
    </style:style>
    <style:style style:name="P18" style:family="paragraph" style:parent-style-name="Standard">
      <style:text-properties style:font-name="Liberation Serif" fo:font-size="14pt" officeooo:rsid="004cafa1" officeooo:paragraph-rsid="007c685d" style:font-size-asian="14pt" style:font-size-complex="14pt"/>
    </style:style>
    <style:style style:name="P19" style:family="paragraph" style:parent-style-name="Standard">
      <style:text-properties style:font-name="Liberation Serif" fo:font-size="14pt" officeooo:rsid="004dd446" officeooo:paragraph-rsid="0068930d" style:font-size-asian="14pt" style:font-size-complex="14pt"/>
    </style:style>
    <style:style style:name="P20" style:family="paragraph" style:parent-style-name="Standard">
      <style:text-properties style:font-name="Liberation Serif" fo:font-size="14pt" officeooo:rsid="004dd446" officeooo:paragraph-rsid="008271f7" style:font-size-asian="14pt" style:font-size-complex="14pt"/>
    </style:style>
    <style:style style:name="P21" style:family="paragraph" style:parent-style-name="Standard">
      <style:text-properties style:font-name="Liberation Serif" fo:font-size="14pt" officeooo:rsid="006e1060" officeooo:paragraph-rsid="007c685d" style:font-size-asian="14pt" style:font-size-complex="14pt"/>
    </style:style>
    <style:style style:name="P22" style:family="paragraph" style:parent-style-name="Standard">
      <style:text-properties style:font-name="Liberation Serif" fo:font-size="14pt" officeooo:rsid="006e1060" officeooo:paragraph-rsid="0068930d" style:font-size-asian="14pt" style:font-size-complex="14pt"/>
    </style:style>
    <style:style style:name="P23" style:family="paragraph" style:parent-style-name="Standard">
      <style:text-properties style:font-name="Liberation Serif" officeooo:paragraph-rsid="001b2aa3"/>
    </style:style>
    <style:style style:name="P24" style:family="paragraph" style:parent-style-name="Standard" style:list-style-name="L1">
      <style:text-properties style:font-name="Liberation Serif" fo:font-size="14pt" officeooo:rsid="0026bac2" officeooo:paragraph-rsid="0026bac2" style:font-size-asian="14pt" style:font-size-complex="14pt"/>
    </style:style>
    <style:style style:name="P25" style:family="paragraph" style:parent-style-name="Standard" style:list-style-name="L1">
      <style:text-properties style:font-name="Liberation Serif" fo:font-size="14pt" officeooo:rsid="0026d766" officeooo:paragraph-rsid="0026d766" style:font-size-asian="14pt" style:font-size-complex="14pt"/>
    </style:style>
    <style:style style:name="P26" style:family="paragraph" style:parent-style-name="Standard" style:list-style-name="L1">
      <style:text-properties style:font-name="Liberation Serif" fo:font-size="14pt" officeooo:rsid="0049846d" officeooo:paragraph-rsid="0049846d" style:font-size-asian="14pt" style:font-size-complex="14pt"/>
    </style:style>
    <style:style style:name="P27" style:family="paragraph" style:parent-style-name="Standard" style:list-style-name="L1">
      <style:text-properties style:font-name="Liberation Serif" fo:font-size="14pt" officeooo:rsid="004b2805" officeooo:paragraph-rsid="004b2805" style:font-size-asian="14pt" style:font-size-complex="14pt"/>
    </style:style>
    <style:style style:name="P28" style:family="paragraph" style:parent-style-name="Standard" style:list-style-name="L1">
      <style:text-properties style:font-name="Liberation Serif" fo:font-size="14pt" officeooo:rsid="0053f430" officeooo:paragraph-rsid="0053f430" style:font-size-asian="14pt" style:font-size-complex="14pt"/>
    </style:style>
    <style:style style:name="P29" style:family="paragraph" style:parent-style-name="Standard" style:list-style-name="L1">
      <style:text-properties style:font-name="Liberation Serif" fo:font-size="14pt" officeooo:rsid="0066b757" officeooo:paragraph-rsid="0066b757" style:font-size-asian="14pt" style:font-size-complex="14pt"/>
    </style:style>
    <style:style style:name="P30" style:family="paragraph" style:parent-style-name="Standard" style:list-style-name="L1">
      <style:text-properties style:font-name="Liberation Serif" fo:font-size="14pt" officeooo:rsid="008c2ecd" officeooo:paragraph-rsid="008c2ecd" style:font-size-asian="14pt" style:font-size-complex="14pt"/>
    </style:style>
    <style:style style:name="P31" style:family="paragraph" style:parent-style-name="Standard" style:list-style-name="L1">
      <style:text-properties style:font-name="Liberation Serif" fo:font-size="14pt" officeooo:rsid="008f3e8b" officeooo:paragraph-rsid="008f3e8b" style:font-size-asian="14pt" style:font-size-complex="14pt"/>
    </style:style>
    <style:style style:name="P32" style:family="paragraph" style:parent-style-name="Standard" style:list-style-name="L1">
      <style:text-properties style:font-name="Liberation Serif" fo:font-size="14pt" officeooo:rsid="0090b5ea" officeooo:paragraph-rsid="0090b5ea" style:font-size-asian="14pt" style:font-size-complex="14pt"/>
    </style:style>
    <style:style style:name="P33" style:family="paragraph" style:parent-style-name="Standard" style:list-style-name="L1">
      <style:text-properties style:font-name="Liberation Serif" fo:font-size="14pt" officeooo:rsid="0092bfdd" officeooo:paragraph-rsid="0092bfdd" style:font-size-asian="14pt" style:font-size-complex="14pt"/>
    </style:style>
    <style:style style:name="P34" style:family="paragraph" style:parent-style-name="Standard" style:list-style-name="L2">
      <style:text-properties style:font-name="Liberation Serif" fo:font-size="14pt" officeooo:rsid="0024e936" officeooo:paragraph-rsid="0024e936" style:font-size-asian="14pt" style:font-size-complex="14pt"/>
    </style:style>
    <style:style style:name="P35" style:family="paragraph" style:parent-style-name="Standard" style:list-style-name="L2">
      <style:text-properties style:font-name="Liberation Serif" fo:font-size="14pt" officeooo:rsid="008b8cce" officeooo:paragraph-rsid="008b8cce" style:font-size-asian="14pt" style:font-size-complex="14pt"/>
    </style:style>
    <style:style style:name="P36" style:family="paragraph" style:parent-style-name="Standard" style:list-style-name="L2">
      <style:text-properties style:font-name="Liberation Serif" fo:font-size="14pt" officeooo:rsid="003b0cb1" officeooo:paragraph-rsid="003b0cb1" style:font-size-asian="14pt" style:font-size-complex="14pt"/>
    </style:style>
    <style:style style:name="P37" style:family="paragraph" style:parent-style-name="Standard" style:list-style-name="L2">
      <style:text-properties style:font-name="Liberation Serif" fo:font-size="14pt" officeooo:rsid="008824fd" officeooo:paragraph-rsid="008824fd" style:font-size-asian="14pt" style:font-size-complex="14pt"/>
    </style:style>
    <style:style style:name="P38" style:family="paragraph" style:parent-style-name="Standard" style:list-style-name="L3">
      <style:text-properties style:font-name="Liberation Serif" fo:font-size="14pt" officeooo:rsid="00184d64" officeooo:paragraph-rsid="00184d64" style:font-size-asian="14pt" style:font-size-complex="14pt"/>
    </style:style>
    <style:style style:name="P39" style:family="paragraph" style:parent-style-name="Standard" style:list-style-name="L4">
      <style:text-properties style:font-name="Liberation Serif" fo:font-size="14pt" officeooo:rsid="00184d64" officeooo:paragraph-rsid="00184d64" style:font-size-asian="14pt" style:font-size-complex="14pt"/>
    </style:style>
    <style:style style:name="P40" style:family="paragraph" style:parent-style-name="Standard" style:list-style-name="L4">
      <style:text-properties style:font-name="Liberation Serif" fo:font-size="14pt" officeooo:rsid="00184d64" officeooo:paragraph-rsid="0024258e" style:font-size-asian="14pt" style:font-size-complex="14pt"/>
    </style:style>
    <style:style style:name="P41" style:family="paragraph" style:parent-style-name="Standard" style:list-style-name="L4">
      <style:text-properties style:font-name="Liberation Serif" fo:font-size="14pt" officeooo:rsid="0019cb91" officeooo:paragraph-rsid="0024258e" style:font-size-asian="14pt" style:font-size-complex="14pt"/>
    </style:style>
    <style:style style:name="P42" style:family="paragraph" style:parent-style-name="Standard" style:list-style-name="L4">
      <style:text-properties style:font-name="Liberation Serif" fo:font-size="14pt" officeooo:rsid="0019cb91" officeooo:paragraph-rsid="0019cb91" style:font-size-asian="14pt" style:font-size-complex="14pt"/>
    </style:style>
    <style:style style:name="P43" style:family="paragraph" style:parent-style-name="Standard" style:list-style-name="L4">
      <style:text-properties style:font-name="Liberation Serif" fo:font-size="14pt" officeooo:rsid="002ecb1e" officeooo:paragraph-rsid="00378d30" style:font-size-asian="14pt" style:font-size-complex="14pt"/>
    </style:style>
    <style:style style:name="P44" style:family="paragraph" style:parent-style-name="Standard" style:list-style-name="L4">
      <style:text-properties style:font-name="Liberation Serif" fo:font-size="14pt" officeooo:rsid="003946a5" officeooo:paragraph-rsid="003946a5" style:font-size-asian="14pt" style:font-size-complex="14pt"/>
    </style:style>
    <style:style style:name="P45" style:family="paragraph" style:parent-style-name="Standard" style:list-style-name="L4">
      <style:text-properties style:font-name="Liberation Serif" fo:font-size="14pt" officeooo:rsid="00378d30" officeooo:paragraph-rsid="003c85a9" style:font-size-asian="14pt" style:font-size-complex="14pt"/>
    </style:style>
    <style:style style:name="P46" style:family="paragraph" style:parent-style-name="Standard" style:list-style-name="L4">
      <style:text-properties style:font-name="Liberation Serif" fo:font-size="14pt" officeooo:rsid="0037be7d" officeooo:paragraph-rsid="003c85a9" style:font-size-asian="14pt" style:font-size-complex="14pt"/>
    </style:style>
    <style:style style:name="P47" style:family="paragraph" style:parent-style-name="Standard" style:list-style-name="L4">
      <style:text-properties style:font-name="Liberation Serif" fo:font-size="14pt" officeooo:rsid="003687f2" officeooo:paragraph-rsid="003c85a9" style:font-size-asian="14pt" style:font-size-complex="14pt"/>
    </style:style>
    <style:style style:name="P48" style:family="paragraph" style:parent-style-name="Standard" style:list-style-name="L4">
      <style:text-properties style:font-name="Liberation Serif" fo:font-size="14pt" officeooo:rsid="004130a8" officeooo:paragraph-rsid="004130a8" style:font-size-asian="14pt" style:font-size-complex="14pt"/>
    </style:style>
    <style:style style:name="P49" style:family="paragraph" style:parent-style-name="Standard" style:list-style-name="L4">
      <style:text-properties style:font-name="Liberation Serif" fo:font-size="14pt" officeooo:rsid="004176fb" officeooo:paragraph-rsid="004176fb" style:font-size-asian="14pt" style:font-size-complex="14pt"/>
    </style:style>
    <style:style style:name="P50" style:family="paragraph" style:parent-style-name="Standard" style:list-style-name="L4">
      <style:text-properties style:font-name="Liberation Serif" fo:font-size="14pt" officeooo:rsid="003bd50b" officeooo:paragraph-rsid="003bd50b" style:font-size-asian="14pt" style:font-size-complex="14pt"/>
    </style:style>
    <style:style style:name="P51" style:family="paragraph" style:parent-style-name="Standard" style:list-style-name="L4">
      <style:text-properties style:font-name="Liberation Serif" fo:font-size="14pt" officeooo:rsid="003c85a9" officeooo:paragraph-rsid="003eb26d" style:font-size-asian="14pt" style:font-size-complex="14pt"/>
    </style:style>
    <style:style style:name="P52" style:family="paragraph" style:parent-style-name="Standard" style:list-style-name="L4">
      <style:text-properties style:font-name="Liberation Serif" fo:font-size="14pt" officeooo:rsid="003c85a9" officeooo:paragraph-rsid="003c85a9" style:font-size-asian="14pt" style:font-size-complex="14pt"/>
    </style:style>
    <style:style style:name="P53" style:family="paragraph" style:parent-style-name="Standard" style:list-style-name="L4">
      <style:text-properties style:font-name="Liberation Serif" fo:font-size="14pt" officeooo:rsid="003eb26d" officeooo:paragraph-rsid="003eb26d" style:font-size-asian="14pt" style:font-size-complex="14pt"/>
    </style:style>
    <style:style style:name="P54" style:family="paragraph" style:parent-style-name="Standard" style:list-style-name="L4">
      <style:text-properties style:font-name="Liberation Serif" fo:font-size="14pt" officeooo:rsid="0040230e" officeooo:paragraph-rsid="0040230e" style:font-size-asian="14pt" style:font-size-complex="14pt"/>
    </style:style>
    <style:style style:name="P55" style:family="paragraph" style:parent-style-name="Standard" style:list-style-name="L4">
      <style:text-properties style:font-name="Liberation Serif" fo:font-size="14pt" officeooo:rsid="001b2aa3" officeooo:paragraph-rsid="001b2aa3" style:font-size-asian="14pt" style:font-size-complex="14pt"/>
    </style:style>
    <style:style style:name="P56" style:family="paragraph" style:parent-style-name="Standard" style:list-style-name="L4">
      <style:text-properties style:font-name="Liberation Serif" fo:font-size="14pt" officeooo:rsid="00201981" officeooo:paragraph-rsid="00201981" style:font-size-asian="14pt" style:font-size-complex="14pt"/>
    </style:style>
    <style:style style:name="P57" style:family="paragraph" style:parent-style-name="Standard" style:list-style-name="L5">
      <style:text-properties style:font-name="Liberation Serif" fo:font-size="14pt" officeooo:rsid="00201981" officeooo:paragraph-rsid="00201981" style:font-size-asian="14pt" style:font-size-complex="14pt"/>
    </style:style>
    <style:style style:name="P58" style:family="paragraph" style:parent-style-name="Standard" style:list-style-name="L4">
      <style:text-properties style:font-name="Liberation Serif" fo:font-size="14pt" officeooo:rsid="001f92e5" officeooo:paragraph-rsid="001f92e5" style:font-size-asian="14pt" style:font-size-complex="14pt"/>
    </style:style>
    <style:style style:name="P59" style:family="paragraph" style:parent-style-name="Standard" style:list-style-name="L5">
      <style:text-properties style:font-name="Liberation Serif" fo:font-size="14pt" officeooo:rsid="001f92e5" officeooo:paragraph-rsid="001f92e5" style:font-size-asian="14pt" style:font-size-complex="14pt"/>
    </style:style>
    <style:style style:name="P60" style:family="paragraph" style:parent-style-name="Standard" style:list-style-name="L4">
      <style:text-properties style:font-name="Liberation Serif" fo:font-size="14pt" officeooo:rsid="001c60e8" officeooo:paragraph-rsid="001c60e8" style:font-size-asian="14pt" style:font-size-complex="14pt"/>
    </style:style>
    <style:style style:name="P61" style:family="paragraph" style:parent-style-name="Standard" style:list-style-name="L6">
      <style:text-properties style:font-name="Liberation Serif" fo:font-size="14pt" officeooo:rsid="001c60e8" officeooo:paragraph-rsid="001c60e8" style:font-size-asian="14pt" style:font-size-complex="14pt"/>
    </style:style>
    <style:style style:name="P62" style:family="paragraph" style:parent-style-name="Standard" style:list-style-name="L5">
      <style:text-properties style:font-name="Liberation Serif" fo:font-size="14pt" officeooo:rsid="00866ce5" officeooo:paragraph-rsid="00866ce5" style:font-size-asian="14pt" style:font-size-complex="14pt"/>
    </style:style>
    <style:style style:name="P63" style:family="paragraph" style:parent-style-name="Standard" style:list-style-name="L5">
      <style:text-properties style:font-name="Liberation Serif" fo:font-size="14pt" officeooo:rsid="0087194d" officeooo:paragraph-rsid="0087194d" style:font-size-asian="14pt" style:font-size-complex="14pt"/>
    </style:style>
    <style:style style:name="P64" style:family="paragraph" style:parent-style-name="Standard" style:list-style-name="L5">
      <style:text-properties style:font-name="Liberation Serif" fo:font-size="14pt" officeooo:rsid="0021cc7c" officeooo:paragraph-rsid="0021cc7c" style:font-size-asian="14pt" style:font-size-complex="14pt"/>
    </style:style>
    <style:style style:name="P65" style:family="paragraph" style:parent-style-name="Standard" style:list-style-name="L6">
      <style:text-properties style:font-name="Liberation Serif" fo:font-size="14pt" officeooo:rsid="0021cc7c" officeooo:paragraph-rsid="0021cc7c" style:font-size-asian="14pt" style:font-size-complex="14pt"/>
    </style:style>
    <style:style style:name="P66" style:family="paragraph" style:parent-style-name="Standard" style:list-style-name="L6">
      <style:text-properties style:font-name="Liberation Serif" fo:font-size="14pt" officeooo:rsid="0029fc58" officeooo:paragraph-rsid="0029fc58" style:font-size-asian="14pt" style:font-size-complex="14pt"/>
    </style:style>
    <style:style style:name="P67" style:family="paragraph" style:parent-style-name="Standard" style:list-style-name="L6">
      <style:text-properties style:font-name="Liberation Serif" fo:font-size="14pt" officeooo:rsid="008d7246" officeooo:paragraph-rsid="008d7246" style:font-size-asian="14pt" style:font-size-complex="14pt"/>
    </style:style>
    <style:style style:name="P68" style:family="paragraph" style:parent-style-name="Standard" style:list-style-name="L6">
      <style:text-properties style:font-name="Liberation Serif" fo:font-size="14pt" officeooo:rsid="008f2e8e" officeooo:paragraph-rsid="008f2e8e" style:font-size-asian="14pt" style:font-size-complex="14pt"/>
    </style:style>
    <style:style style:name="P69" style:family="paragraph" style:parent-style-name="Standard" style:list-style-name="L6">
      <style:text-properties style:font-name="Liberation Serif" fo:font-size="14pt" officeooo:rsid="001df2a0" officeooo:paragraph-rsid="001df2a0" style:font-size-asian="14pt" style:font-size-complex="14pt"/>
    </style:style>
    <style:style style:name="P70" style:family="paragraph" style:parent-style-name="Standard" style:list-style-name="L6">
      <style:text-properties style:font-name="Liberation Serif" fo:font-size="14pt" officeooo:rsid="002023bf" officeooo:paragraph-rsid="002023bf" style:font-size-asian="14pt" style:font-size-complex="14pt"/>
    </style:style>
    <style:style style:name="P71" style:family="paragraph" style:parent-style-name="Standard" style:list-style-name="L7">
      <style:text-properties style:font-name="Liberation Serif" fo:font-size="14pt" officeooo:rsid="004c1322" officeooo:paragraph-rsid="004c1322" style:font-size-asian="14pt" style:font-size-complex="14pt"/>
    </style:style>
    <style:style style:name="P72" style:family="paragraph" style:parent-style-name="Standard" style:list-style-name="L8">
      <style:text-properties style:font-name="Liberation Serif" fo:font-size="14pt" officeooo:rsid="00624336" officeooo:paragraph-rsid="00624336" style:font-size-asian="14pt" style:font-size-complex="14pt"/>
    </style:style>
    <style:style style:name="P73" style:family="paragraph" style:parent-style-name="Standard" style:list-style-name="L9">
      <style:text-properties style:font-name="Liberation Serif" fo:font-size="14pt" officeooo:rsid="0067c6dd" officeooo:paragraph-rsid="0067c6dd" style:font-size-asian="14pt" style:font-size-complex="14pt"/>
    </style:style>
    <style:style style:name="P74" style:family="paragraph" style:parent-style-name="Standard" style:list-style-name="L10">
      <style:text-properties style:font-name="Liberation Serif" fo:font-size="14pt" officeooo:rsid="004cafa1" officeooo:paragraph-rsid="005ddf37" style:font-size-asian="14pt" style:font-size-complex="14pt"/>
    </style:style>
    <style:style style:name="P75" style:family="paragraph" style:parent-style-name="Standard" style:list-style-name="L11">
      <style:text-properties style:font-name="Liberation Serif" fo:font-size="14pt" officeooo:rsid="004e24d3" officeooo:paragraph-rsid="004e24d3" style:font-size-asian="14pt" style:font-size-complex="14pt"/>
    </style:style>
    <style:style style:name="P76" style:family="paragraph" style:parent-style-name="Standard" style:list-style-name="L20">
      <style:text-properties style:font-name="Liberation Serif" fo:font-size="14pt" officeooo:rsid="004e24d3" officeooo:paragraph-rsid="004e24d3" style:font-size-asian="14pt" style:font-size-complex="14pt"/>
    </style:style>
    <style:style style:name="P77" style:family="paragraph" style:parent-style-name="Standard" style:list-style-name="L12">
      <style:text-properties style:font-name="Liberation Serif" fo:font-size="14pt" officeooo:rsid="004e6573" officeooo:paragraph-rsid="005942f4" style:font-size-asian="14pt" style:font-size-complex="14pt"/>
    </style:style>
    <style:style style:name="P78" style:family="paragraph" style:parent-style-name="Standard" style:list-style-name="L12">
      <style:text-properties style:font-name="Liberation Serif" fo:font-size="14pt" officeooo:rsid="005942f4" officeooo:paragraph-rsid="005942f4" style:font-size-asian="14pt" style:font-size-complex="14pt"/>
    </style:style>
    <style:style style:name="P79" style:family="paragraph" style:parent-style-name="Standard" style:list-style-name="L13">
      <style:text-properties style:font-name="Liberation Serif" fo:font-size="14pt" officeooo:rsid="004f6e55" officeooo:paragraph-rsid="005942f4" style:font-size-asian="14pt" style:font-size-complex="14pt"/>
    </style:style>
    <style:style style:name="P80" style:family="paragraph" style:parent-style-name="Standard" style:list-style-name="L14">
      <style:text-properties style:font-name="Liberation Serif" fo:font-size="14pt" officeooo:rsid="007174ec" officeooo:paragraph-rsid="007599ce" style:font-size-asian="14pt" style:font-size-complex="14pt"/>
    </style:style>
    <style:style style:name="P81" style:family="paragraph" style:parent-style-name="Standard" style:list-style-name="L15">
      <style:text-properties style:font-name="Liberation Serif" fo:font-size="14pt" officeooo:rsid="006e1060" officeooo:paragraph-rsid="007c685d" style:font-size-asian="14pt" style:font-size-complex="14pt"/>
    </style:style>
    <style:style style:name="P82" style:family="paragraph" style:parent-style-name="Standard" style:list-style-name="L16">
      <style:text-properties style:font-name="Liberation Serif" fo:font-size="14pt" officeooo:rsid="0068930d" officeooo:paragraph-rsid="0068930d" style:font-size-asian="14pt" style:font-size-complex="14pt"/>
    </style:style>
    <style:style style:name="P83" style:family="paragraph" style:parent-style-name="Standard" style:list-style-name="L17">
      <style:text-properties style:font-name="Liberation Serif" fo:font-size="14pt" officeooo:rsid="006a3e75" officeooo:paragraph-rsid="006a3e75" style:font-size-asian="14pt" style:font-size-complex="14pt"/>
    </style:style>
    <style:style style:name="P84" style:family="paragraph" style:parent-style-name="Standard" style:list-style-name="L18">
      <style:text-properties style:font-name="Liberation Serif" fo:font-size="14pt" officeooo:rsid="005a307f" officeooo:paragraph-rsid="005bca4b" style:font-size-asian="14pt" style:font-size-complex="14pt"/>
    </style:style>
    <style:style style:name="P85" style:family="paragraph" style:parent-style-name="Standard" style:list-style-name="L19">
      <style:text-properties style:font-name="Liberation Serif" fo:font-size="14pt" officeooo:rsid="00511fe9" officeooo:paragraph-rsid="005942f4" style:font-size-asian="14pt" style:font-size-complex="14pt"/>
    </style:style>
    <style:style style:name="P86" style:family="paragraph" style:parent-style-name="Standard" style:list-style-name="L19">
      <style:text-properties style:font-name="Liberation Serif" fo:font-size="14pt" officeooo:rsid="0052af8a" officeooo:paragraph-rsid="005942f4" style:font-size-asian="14pt" style:font-size-complex="14pt"/>
    </style:style>
    <style:style style:name="P87" style:family="paragraph" style:parent-style-name="Standard" style:list-style-name="L1">
      <style:text-properties style:font-name="Liberation Serif" fo:font-size="14pt" officeooo:rsid="009549d6" officeooo:paragraph-rsid="009549d6" style:font-size-asian="14pt" style:font-size-complex="14pt"/>
    </style:style>
    <style:style style:name="P88" style:family="paragraph" style:parent-style-name="Standard" style:list-style-name="L1">
      <style:text-properties style:font-name="Liberation Serif" fo:font-size="14pt" officeooo:rsid="00989f70" officeooo:paragraph-rsid="00989f70" style:font-size-asian="14pt" style:font-size-complex="14pt"/>
    </style:style>
    <style:style style:name="P89" style:family="paragraph" style:parent-style-name="Standard" style:list-style-name="L1">
      <style:text-properties style:font-name="Liberation Serif" fo:font-size="14pt" officeooo:rsid="0098e381" officeooo:paragraph-rsid="0098e381" style:font-size-asian="14pt" style:font-size-complex="14pt"/>
    </style:style>
    <style:style style:name="P90" style:family="paragraph" style:parent-style-name="Standard" style:list-style-name="L1">
      <style:text-properties style:font-name="Liberation Serif" fo:font-size="14pt" officeooo:rsid="00999002" officeooo:paragraph-rsid="00999002" style:font-size-asian="14pt" style:font-size-complex="14pt"/>
    </style:style>
    <style:style style:name="P91" style:family="paragraph" style:parent-style-name="Standard" style:list-style-name="L1">
      <style:text-properties style:font-name="Liberation Serif" fo:font-size="14pt" officeooo:rsid="009b5f03" officeooo:paragraph-rsid="009b5f03" style:font-size-asian="14pt" style:font-size-complex="14pt"/>
    </style:style>
    <style:style style:name="P92" style:family="paragraph" style:parent-style-name="Standard" style:list-style-name="L1">
      <style:text-properties style:font-name="Liberation Serif" fo:font-size="14pt" officeooo:rsid="009dc4ef" officeooo:paragraph-rsid="009dc4ef" style:font-size-asian="14pt" style:font-size-complex="14pt"/>
    </style:style>
    <style:style style:name="P93" style:family="paragraph" style:parent-style-name="Standard" style:list-style-name="L5">
      <style:text-properties style:font-name="Liberation Serif" officeooo:rsid="001df2a0" officeooo:paragraph-rsid="001df2a0"/>
    </style:style>
    <style:style style:name="P94" style:family="paragraph" style:parent-style-name="Standard" style:list-style-name="L4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Liberation Serif" fo:font-size="14pt" fo:letter-spacing="normal" fo:font-weight="normal" officeooo:rsid="146bac64" officeooo:paragraph-rsid="00201981" style:letter-kerning="true" style:font-size-asian="14pt" style:font-weight-asian="normal" style:font-size-complex="14pt" style:font-weight-complex="normal"/>
    </style:style>
    <style:style style:name="P95" style:family="paragraph" style:parent-style-name="Standard" style:list-style-name="L5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Liberation Serif" fo:font-size="14pt" fo:letter-spacing="normal" fo:font-weight="normal" officeooo:rsid="0007f344" officeooo:paragraph-rsid="0021cc7c" style:letter-kerning="true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b2aa3" style:font-size-asian="14pt" style:font-size-complex="14pt"/>
    </style:style>
    <style:style style:name="T3" style:family="text">
      <style:text-properties fo:font-size="14pt" officeooo:rsid="001c60e8" style:font-size-asian="14pt" style:font-size-complex="14pt"/>
    </style:style>
    <style:style style:name="T4" style:family="text">
      <style:text-properties fo:font-size="14pt" officeooo:rsid="0029fc58" style:font-size-asian="14pt" style:font-size-complex="14pt"/>
    </style:style>
    <style:style style:name="T5" style:family="text">
      <style:text-properties officeooo:rsid="001c60e8"/>
    </style:style>
    <style:style style:name="T6" style:family="text">
      <style:text-properties officeooo:rsid="001df2a0"/>
    </style:style>
    <style:style style:name="T7" style:family="text">
      <style:text-properties officeooo:rsid="002303d6"/>
    </style:style>
    <style:style style:name="T8" style:family="text">
      <style:text-properties officeooo:rsid="00281c0f"/>
    </style:style>
    <style:style style:name="T9" style:family="text">
      <style:text-properties officeooo:rsid="0029fc58"/>
    </style:style>
    <style:style style:name="T10" style:family="text">
      <style:text-properties officeooo:rsid="0035110f"/>
    </style:style>
    <style:style style:name="T11" style:family="text">
      <style:text-properties officeooo:rsid="00368f3e"/>
    </style:style>
    <style:style style:name="T12" style:family="text">
      <style:text-properties officeooo:rsid="003bd50b"/>
    </style:style>
    <style:style style:name="T13" style:family="text">
      <style:text-properties officeooo:rsid="00431394"/>
    </style:style>
    <style:style style:name="T14" style:family="text">
      <style:text-properties officeooo:rsid="0044e79e"/>
    </style:style>
    <style:style style:name="T15" style:family="text">
      <style:text-properties officeooo:rsid="004c2e57"/>
    </style:style>
    <style:style style:name="T16" style:family="text">
      <style:text-properties officeooo:rsid="0052799c"/>
    </style:style>
    <style:style style:name="T17" style:family="text">
      <style:text-properties officeooo:rsid="0053f430"/>
    </style:style>
    <style:style style:name="T18" style:family="text">
      <style:text-properties officeooo:rsid="005bca4b"/>
    </style:style>
    <style:style style:name="T19" style:family="text">
      <style:text-properties officeooo:rsid="005d1f1c"/>
    </style:style>
    <style:style style:name="T20" style:family="text">
      <style:text-properties officeooo:rsid="005ddf37"/>
    </style:style>
    <style:style style:name="T21" style:family="text">
      <style:text-properties officeooo:rsid="0068930d"/>
    </style:style>
    <style:style style:name="T22" style:family="text">
      <style:text-properties officeooo:rsid="006c0f15"/>
    </style:style>
    <style:style style:name="T23" style:family="text">
      <style:text-properties officeooo:rsid="00734ab9"/>
    </style:style>
    <style:style style:name="T24" style:family="text">
      <style:text-properties officeooo:rsid="0074f891"/>
    </style:style>
    <style:style style:name="T25" style:family="text">
      <style:text-properties officeooo:rsid="007599ce"/>
    </style:style>
    <style:style style:name="T26" style:family="text">
      <style:text-properties officeooo:rsid="00772e70"/>
    </style:style>
    <style:style style:name="T27" style:family="text">
      <style:text-properties officeooo:rsid="0077ab67"/>
    </style:style>
    <style:style style:name="T28" style:family="text">
      <style:text-properties officeooo:rsid="007c685d"/>
    </style:style>
    <style:style style:name="T29" style:family="text">
      <style:text-properties officeooo:rsid="007e300f"/>
    </style:style>
    <style:style style:name="T30" style:family="text">
      <style:text-properties officeooo:rsid="00812270"/>
    </style:style>
    <style:style style:name="T31" style:family="text">
      <style:text-properties officeooo:rsid="008271f7"/>
    </style:style>
    <style:style style:name="T32" style:family="text">
      <style:text-properties officeooo:rsid="008451eb"/>
    </style:style>
    <style:style style:name="T33" style:family="text">
      <style:text-properties officeooo:rsid="008a1720"/>
    </style:style>
    <style:style style:name="T34" style:family="text">
      <style:text-properties officeooo:rsid="009478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s Presentation</text:p>
      <text:p text:style-name="P2">50min- 1 hour presentation</text:p>
      <text:p text:style-name="P2">30min- 1 hour for questions</text:p>
      <text:p text:style-name="P2"/>
      <text:p text:style-name="P2">*<text:span text:style-name="T7">If need to cut slides to save time, put them at the end for reference when they ask questions</text:span></text:p>
      <text:p text:style-name="P2"/>
      <text:p text:style-name="P5">After finished ToDo:</text:p>
      <text:list xml:id="list5610735098322272510" text:style-name="L1">
        <text:list-item>
          <text:p text:style-name="P24">check for consistency, that notation is consistent and not reused</text:p>
        </text:list-item>
        <text:list-item>
          <text:p text:style-name="P25">clicker? Blackboard? Laser pointer?</text:p>
        </text:list-item>
        <text:list-item>
          <text:p text:style-name="P26">Periods or no periods?</text:p>
        </text:list-item>
        <text:list-item>
          <text:p text:style-name="P27">Right notes for extra comments for each slide</text:p>
        </text:list-item>
        <text:list-item>
          <text:p text:style-name="P28">For papers referenced, check if newer version available to cite (especially for arxiv papers)</text:p>
        </text:list-item>
        <text:list-item>
          <text:p text:style-name="P29">Include years for citations?</text:p>
        </text:list-item>
        <text:list-item>
          <text:p text:style-name="P30">Subtitles all caps?</text:p>
        </text:list-item>
        <text:list-item>
          <text:p text:style-name="P30">*** <text:span text:style-name="T34">Need to plan for 1 hour with questions?</text:span></text:p>
        </text:list-item>
        <text:list-item>
          <text:p text:style-name="P92">Make it clear when d=1</text:p>
        </text:list-item>
        <text:list-item>
          <text:p text:style-name="P31">Think of all kinds of questions they may ask</text:p>
          <text:list>
            <text:list-item>
              <text:p text:style-name="P32">specifically, how to defend numerics</text:p>
            </text:list-item>
            <text:list-item>
              <text:p text:style-name="P33">really need to defend choice of boundary conditions and choice of y_max (how can I say that most of the mass doesn’t reach it?) (how do I set it a priori)</text:p>
            </text:list-item>
            <text:list-item>
              <text:p text:style-name="P89">Make sure I have all assumptions I would clearly need stated in the conjecture</text:p>
            </text:list-item>
            <text:list-item>
              <text:p text:style-name="P88">Direct Calculation:</text:p>
              <text:list>
                <text:list-item>
                  <text:p text:style-name="P87">justify taking expectation 2sigmavdW=0 (martingale?)</text:p>
                </text:list-item>
                <text:list-item>
                  <text:p text:style-name="P88">justify switching integral in time with Expectation integral</text:p>
                </text:list-item>
                <text:list-item>
                  <text:p text:style-name="P90">assuming f is differentiable!</text:p>
                </text:list-item>
              </text:list>
            </text:list-item>
            <text:list-item>
              <text:p text:style-name="P91">Know how to comment on having finite T but looking at large time</text:p>
            </text:list-item>
          </text:list>
        </text:list-item>
      </text:list>
      <text:p text:style-name="P2"/>
      <text:p text:style-name="P4">ToDo:</text:p>
      <text:list xml:id="list3331660354984788519" text:style-name="L2">
        <text:list-item>
          <text:p text:style-name="P34">put in derivation of HJB and Kolmogorov (as hidden slides at the end?)</text:p>
        </text:list-item>
        <text:list-item>
          <text:p text:style-name="P35">slide to show that Kolmogorov is given by adjoint operator and that for a matrix, it’s the transpose?</text:p>
        </text:list-item>
        <text:list-item>
          <text:p text:style-name="P36">mention that for this entire talk, I assume no common noise</text:p>
        </text:list-item>
        <text:list-item>
          <text:p text:style-name="P37">bring notes with me (Flocking_Derivation, Kinetic_Expansion, <text:span text:style-name="T33">notes for Christy)</text:span></text:p>
        </text:list-item>
      </text:list>
      <text:p text:style-name="P1"/>
      <text:p text:style-name="P1">Intro <text:span text:style-name="T5">(5 minutes)</text:span></text:p>
      <text:list xml:id="list3466803869876350141" text:style-name="L3">
        <text:list-item>
          <text:p text:style-name="P38">Brief intro to MFG</text:p>
        </text:list-item>
        <text:list-item>
          <text:p text:style-name="P38">Problems of consensus</text:p>
          <text:list>
            <text:list-item>
              <text:p text:style-name="P38"><text:soft-page-break/>flocking</text:p>
            </text:list-item>
            <text:list-item>
              <text:p text:style-name="P38">synchronization of circadian oscillators</text:p>
            </text:list-item>
          </text:list>
        </text:list-item>
      </text:list>
      <text:p text:style-name="P1">State of the Art <text:span text:style-name="T5">(15 minutes)</text:span></text:p>
      <text:list xml:id="list5202930879125949475" text:style-name="L4">
        <text:list-item>
          <text:p text:style-name="P39">Mean Field Games <text:span text:style-name="T8">(7 minutes)</text:span></text:p>
          <text:list>
            <text:list-item>
              <text:p text:style-name="P40">PDE formulation</text:p>
              <text:list>
                <text:list-item>
                  <text:p text:style-name="P41">derive it!</text:p>
                </text:list-item>
              </text:list>
            </text:list-item>
            <text:list-item>
              <text:p text:style-name="P39">when there exists a unique solution</text:p>
              <text:list>
                <text:list-item>
                  <text:list>
                    <text:list-item>
                      <text:p text:style-name="P43">‘Cauchy-Lipschitz theory fails except possibly in small time’</text:p>
                      <text:list>
                        <text:list-item>
                          <text:p text:style-name="P44">proved in 4.2.3 that holds for small time</text:p>
                        </text:list-item>
                      </text:list>
                    </text:list-item>
                    <text:list-item>
                      <text:p text:style-name="P43"><text:span text:style-name="T12">existence: </text:span>convexity, <text:span text:style-name="T10">Lipschitz?</text:span></text:p>
                      <text:list>
                        <text:list-item>
                          <text:p text:style-name="P45">Theorem 3.10</text:p>
                          <text:list>
                            <text:list-item>
                              <text:p text:style-name="P46">existence of solution to MFG (via McKean Vlasov FBSDE approach)</text:p>
                            </text:list-item>
                          </text:list>
                        </text:list-item>
                        <text:list-item>
                          <text:p text:style-name="P47">Ch 4 Schauder’s fixed point theorem <text:span text:style-name="T11">(to prove existence, not uniqueness)</text:span></text:p>
                          <text:list>
                            <text:list-item>
                              <text:p text:style-name="P48">4.3.1</text:p>
                            </text:list-item>
                            <text:list-item>
                              <text:p text:style-name="P49">4.3.3 Relaxing the boundedness assumpt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uniqueness (without common noise):monotonicity</text:p>
                      <text:list>
                        <text:list-item>
                          <text:p text:style-name="P51"><text:span text:style-name="T12">Lasry Lions monotonicity: </text:span>Definition 3.27</text:p>
                        </text:list-item>
                        <text:list-item>
                          <text:p text:style-name="P53">L-monotone: Definition 3.30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general solution results:</text:p>
              <text:list>
                <text:list-item>
                  <text:p text:style-name="P54">LQ games <text:span text:style-name="T13">(linear coefficients and convex costs)</text:span></text:p>
                </text:list-item>
                <text:list-item>
                  <text:p text:style-name="P54"><text:span text:style-name="T14">Some results</text:span> for local costs</text:p>
                </text:list-item>
              </text:list>
            </text:list-item>
            <text:list-item>
              <text:p text:style-name="P52">open problems: more general existence and uniqueness results, problems with nonlocal cost</text:p>
            </text:list-item>
            <text:list-item>
              <text:p text:style-name="P42">problems: nonlinearity, forward backward structure, nonlocal terms (such as a nonlocal cost term that depends on the density not at the present time and spacial point, but the entire density at the current time for all spacial points)</text:p>
            </text:list-item>
          </text:list>
        </text:list-item>
        <text:list-item>
          <text:p text:style-name="P55">Flocking: Previous Work <text:span text:style-name="T8">(8 minutes)</text:span></text:p>
          <text:list>
            <text:list-item>
              <text:p text:style-name="P55">Cucker Smale</text:p>
              <text:list>
                <text:list-item>
                  <text:p text:style-name="P56">when introduce beta parameter:</text:p>
                  <text:list>
                    <text:list-item>
                      <text:p text:style-name="P94">how to find real world beta given data</text:p>
                    </text:list-item>
                  </text:list>
                </text:list-item>
              </text:list>
            </text:list-item>
            <text:list-item>
              <text:p text:style-name="P55">Nourian, et. al.</text:p>
              <text:list>
                <text:list-item>
                  <text:p text:style-name="P58">Including perturbation idea and why that doesn’t work</text:p>
                </text:list-item>
              </text:list>
            </text:list-item>
            <text:list-item>
              <text:p text:style-name="P55">Other works</text:p>
              <text:list>
                <text:list-item>
                  <text:p text:style-name="P60">Viscek (before Cucker Smale?) <text:span text:style-name="T6">(velocities have to remain in sphere?)</text:span></text:p>
                </text:list-item>
                <text:list-item>
                  <text:p text:style-name="P60">Cucker Mordecki</text:p>
                </text:list-item>
                <text:list-item>
                  <text:p text:style-name="P60">others summarized in reading document</text:p>
                </text:list-item>
              </text:list>
            </text:list-item>
            <text:list-item>
              <text:p text:style-name="P55"><text:soft-page-break/>Make a table (rows are authors, columns are properties of their models: finite players or mean field, game/optimization or no game/optimization, noise or no noise, <text:span text:style-name="T6">form of cost (spatially independent or dependent, normalized or unnormalized)</text:span>)</text:p>
            </text:list-item>
            <text:list-item>
              <text:p text:style-name="P55">Highlight what is missing: mean field with noise (for either game or no game)</text:p>
            </text:list-item>
          </text:list>
        </text:list-item>
      </text:list>
      <text:p text:style-name="P23"><text:span text:style-name="T2">My progress </text:span><text:span text:style-name="T3">(2</text:span><text:span text:style-name="T4">5</text:span><text:span text:style-name="T3"> minutes)</text:span></text:p>
      <text:list xml:id="list3685977831991895821" text:style-name="L5">
        <text:list-item>
          <text:p text:style-name="P93"><text:span text:style-name="T3">F</text:span><text:span text:style-name="T1">locking problem formulation (normalized cost, no optimization, with noise) </text:span><text:span text:style-name="T4">(3 minutes)</text:span></text:p>
          <text:list>
            <text:list-item>
              <text:p text:style-name="P59">or should I first mention unnormalized and how results blow up?</text:p>
            </text:list-item>
          </text:list>
        </text:list-item>
        <text:list-item>
          <text:p text:style-name="P62">Numerical approach</text:p>
        </text:list-item>
        <text:list-item>
          <text:p text:style-name="P59">Deriving stable scheme <text:span text:style-name="T9">(7 minutes)</text:span></text:p>
          <text:list>
            <text:list-item>
              <text:p text:style-name="P59">choosing boundary conditions</text:p>
              <text:list>
                <text:list-item>
                  <text:p text:style-name="P57">describe how we extend x so it doesn’t matter, choose reflecting for v, then derive corresponding boundary conditions for Kolmogorov</text:p>
                </text:list-item>
              </text:list>
            </text:list-item>
            <text:list-item>
              <text:p text:style-name="P59">defining Kolmogorov as adjoint to HJB operator</text:p>
            </text:list-item>
            <text:list-item>
              <text:p text:style-name="P95">prove monotone scheme and CFL condition imply stability of mu</text:p>
            </text:list-item>
          </text:list>
        </text:list-item>
        <text:list-item>
          <text:p text:style-name="P63">Numerical results blow up for unnormalized cost</text:p>
        </text:list-item>
        <text:list-item>
          <text:p text:style-name="P59">Numerical results suggesting sigma^2/2 <text:span text:style-name="T9">(5 minutes)</text:span></text:p>
        </text:list-item>
        <text:list-item>
          <text:p text:style-name="P64">Checks that code is accurate: <text:span text:style-name="T9">(2 minutes)</text:span></text:p>
          <text:list>
            <text:list-item>
              <text:p text:style-name="P64">search ‘verify’ in Notes</text:p>
            </text:list-item>
          </text:list>
        </text:list-item>
        <text:list-item>
          <text:p text:style-name="P59">Any analytical progress on proving sigma^2/2 <text:span text:style-name="T9">(8 minutes)</text:span></text:p>
          <text:list>
            <text:list-item>
              <text:p text:style-name="P59">need to show g(t) goes to 0 (loose paper in blue book)</text:p>
            </text:list-item>
            <text:list-item>
              <text:p text:style-name="P59">expansion</text:p>
            </text:list-item>
          </text:list>
        </text:list-item>
      </text:list>
      <text:p text:style-name="P3"/>
      <text:p text:style-name="P2">Future directions (10 minutes)</text:p>
      <text:list xml:id="list5486204622672429182" text:style-name="L6">
        <text:list-item>
          <text:p text:style-name="P61">Building a Lyapunov functional</text:p>
        </text:list-item>
        <text:list-item>
          <text:p text:style-name="P61">More convincing numerics (prove that numerics are within some epsilon of the true solution)</text:p>
          <text:list>
            <text:list-item>
              <text:p text:style-name="P66">higher order numerics</text:p>
            </text:list-item>
            <text:list-item>
              <text:p text:style-name="P66">analysis as change delta_x and delta_t</text:p>
            </text:list-item>
            <text:list-item>
              <text:p text:style-name="P67">numerics for linearized problem using Cole Hopf transformation</text:p>
              <text:list>
                <text:list-item>
                  <text:p text:style-name="P67">might be easier to say something about the numerics for the linear problem</text:p>
                </text:list-item>
                <text:list-item>
                  <text:p text:style-name="P68">I think this only works for HJB plus Kolmogorov, not Kinetic-CS</text:p>
                </text:list-item>
              </text:list>
            </text:list-item>
          </text:list>
        </text:list-item>
        <text:list-item>
          <text:p text:style-name="P61">Continue with expansion for symmetrical initial configurations</text:p>
          <text:list>
            <text:list-item>
              <text:p text:style-name="P61">numerically solving expansion</text:p>
            </text:list-item>
          </text:list>
        </text:list-item>
        <text:list-item>
          <text:p text:style-name="P69">New problem: oscillators</text:p>
          <text:list>
            <text:list-item>
              <text:p text:style-name="P61">For jetlag problem: solving like it’s an elliptic boundary value problem (with periodic boundaries)</text:p>
            </text:list-item>
          </text:list>
        </text:list-item>
        <text:list-item>
          <text:p text:style-name="P70">remaining ToDos:</text:p>
          <text:list>
            <text:list-item>
              <text:p text:style-name="P70"><text:soft-page-break/>oscillators: set terminal cost for V to be what I guess is the form of V over long time</text:p>
            </text:list-item>
            <text:list-item>
              <text:p text:style-name="P70">flocking: critical lambda?</text:p>
            </text:list-item>
            <text:list-item>
              <text:p text:style-name="P70">Flocking: central limit theorems</text:p>
            </text:list-item>
            <text:list-item>
              <text:p text:style-name="P70">flocking: integral and partial equations</text:p>
            </text:list-item>
            <text:list-item>
              <text:p text:style-name="P65">flocking: function fitting to guess form of analytical solution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ucker Smale <text:span text:style-name="T27">2007</text:span></text:p>
      <text:list xml:id="list7511043161327325927" text:style-name="L7">
        <text:list-item>
          <text:p text:style-name="P71">Finite birds, no noise, <text:span text:style-name="T15">no optimization,</text:span> <text:span text:style-name="T15">unnormalized</text:span></text:p>
        </text:list-item>
      </text:list>
      <text:p text:style-name="P13">simple_proof <text:span text:style-name="T25">(Ha, Liu 2009)</text:span></text:p>
      <text:list xml:id="list2983467741678026989" text:style-name="L8">
        <text:list-item>
          <text:p text:style-name="P72">Finite birds to mean field, no noise, no optimization, unnormalized</text:p>
        </text:list-item>
      </text:list>
      <text:p text:style-name="P14">Flocking_via_Graph <text:span text:style-name="T26">(Martin, Girard, 2010)</text:span></text:p>
      <text:list xml:id="list1222472021955814485" text:style-name="L9">
        <text:list-item>
          <text:p text:style-name="P73">Finite birds, no noise, no optimization, no weights (but only consider birds within a radius of R)</text:p>
        </text:list-item>
      </text:list>
      <text:p text:style-name="P12">Cucker_Dong <text:span text:style-name="T27">2010</text:span></text:p>
      <text:list xml:id="list6583748451811824974" text:style-name="L10">
        <text:list-item>
          <text:p text:style-name="P74"><text:span text:style-name="T20">Finite birds</text:span>, <text:span text:style-name="T20">no noise, no optimization, unnormalized,</text:span> <text:span text:style-name="T19">PLUS repulsion</text:span></text:p>
        </text:list-item>
      </text:list>
      <text:p text:style-name="P8">Cucker Mordecki <text:span text:style-name="T27">2008</text:span></text:p>
      <text:list xml:id="list7648040011961440144" text:style-name="L11">
        <text:list-item>
          <text:p text:style-name="P75">Finite birds, with noise, no optimization, unnormalized</text:p>
        </text:list-item>
        <text:list-item>
          <text:p text:style-name="P75">nu-nearly alignment unconditionally for beta&lt;1/2 and conditionally for beta&gt;=1/2</text:p>
        </text:list-item>
      </text:list>
      <text:p text:style-name="P9">Flocking_Lee <text:span text:style-name="T26">(Ha, Lee, Levy) 2009</text:span></text:p>
      <text:list xml:id="list90969183448743286" text:style-name="L12">
        <text:list-item>
          <text:p text:style-name="P77">Finite birds, with noise, no optimization, unnormalized</text:p>
        </text:list-item>
        <text:list-item>
          <text:p text:style-name="P78">Difference with Cucker Mordecki?</text:p>
        </text:list-item>
      </text:list>
      <text:p text:style-name="P9">Large_Noise_No_Flocking <text:span text:style-name="T26">(Ton, Linh, Yagi 2015, arxiv)</text:span></text:p>
      <text:list xml:id="list2120276867733461512" text:style-name="L13">
        <text:list-item>
          <text:p text:style-name="P79">Finite birds, noisy communication rate, no optimization, unnormalized</text:p>
        </text:list-item>
      </text:list>
      <text:p text:style-name="P19"/>
      <text:p text:style-name="P22"/>
      <text:p text:style-name="P17">From_particle_to_kinetic <text:span text:style-name="T28">(Ha and Tadmor 2008, arxiv)</text:span></text:p>
      <text:list xml:id="list6173367319067259633" text:style-name="L14">
        <text:list-item>
          <text:p text:style-name="P80"><text:span text:style-name="T23">Finite to m</text:span>ean field, no noise, no optimization, unnormalized, flocking if initial is compactly supported, <text:span text:style-name="T23">derivation of mean field model</text:span></text:p>
        </text:list-item>
      </text:list>
      <text:p text:style-name="P17">Kinetic_CS <text:span text:style-name="T29">(Carrillo, Fornasier, Rosado, Toscani, 2010)</text:span></text:p>
      <text:list xml:id="list142111842445397" text:continue-numbering="true" text:style-name="L14">
        <text:list-item>
          <text:p text:style-name="P80"><text:soft-page-break/><text:span text:style-name="T23">Finite to m</text:span>ean field, no noise, no optimization, unnormalized, flocking <text:span text:style-name="T24">exponentially fast</text:span>, <text:span text:style-name="T23">derivation of mean field model</text:span></text:p>
        </text:list-item>
      </text:list>
      <text:p text:style-name="P18">Stochastic Mean Field Limit <text:span text:style-name="T29">(Bolley, Ca~nizo, Carrillo 2010, arxiv)</text:span></text:p>
      <text:list xml:id="list823203251899157663" text:style-name="L15">
        <text:list-item>
          <text:p text:style-name="P81">Finite to mean field, with noise, no optimization, unnormalized, justification of mean field limit</text:p>
        </text:list-item>
        <text:list-item>
          <text:p text:style-name="P81">difference from above 2 papers?</text:p>
        </text:list-item>
      </text:list>
      <text:p text:style-name="P21"/>
      <text:p text:style-name="P20">well-posedness_theory <text:span text:style-name="T31">(Ca~nizo , Carrillo, Rosado 2010)</text:span></text:p>
      <text:list xml:id="list2387207179041118589" text:style-name="L16">
        <text:list-item>
          <text:p text:style-name="P82">Mean field, no noise, no optimization, unnormalized PLUS attraction repulsion, existence and uniqueness</text:p>
        </text:list-item>
      </text:list>
      <text:p text:style-name="P15">Existence_Weak_Kinetic_CS <text:span text:style-name="T31">(Karper, Mellet, Trivisa 2013)</text:span></text:p>
      <text:list xml:id="list3617098039518410575" text:style-name="L17">
        <text:list-item>
          <text:p text:style-name="P83">Mean field, <text:span text:style-name="T22">with</text:span> noise, no optimization, unnormalized, existence</text:p>
        </text:list-item>
        <text:list-item>
          <text:p text:style-name="P83">(difference from well-posedness <text:span text:style-name="T30">and Stochastic Mean Field Limit</text:span>?)</text:p>
        </text:list-item>
      </text:list>
      <text:p text:style-name="P11">Control_to_Flocking <text:span text:style-name="T31">(Piccoli, Rossi, Trelat 2015)</text:span></text:p>
      <text:list xml:id="list5825300763973717081" text:style-name="L18">
        <text:list-item>
          <text:p text:style-name="P84">Mean field, <text:span text:style-name="T18">no noise</text:span>, <text:span text:style-name="T18">no optimization</text:span>, <text:span text:style-name="T18">unnormalized</text:span>, <text:span text:style-name="T18">PLUS </text:span>sparse external force</text:p>
        </text:list-item>
      </text:list>
      <text:p text:style-name="P9">Phase_Transition_CS_Flocking <text:span text:style-name="T17">(newer version to Cite in Degond folder)</text:span></text:p>
      <text:p text:style-name="P9"><text:tab/><text:span text:style-name="T31">(Barbaro, Ca\~nizo, Carrillo, Degond 2016)</text:span></text:p>
      <text:list xml:id="list1623154346289069069" text:style-name="L19">
        <text:list-item>
          <text:p text:style-name="P85">Mean field, with noise, no optimization, unnormalized, PLUS attraction repulsion, <text:span text:style-name="T16">spatially homogeneous</text:span></text:p>
        </text:list-item>
        <text:list-item>
          <text:p text:style-name="P86">Results are phase change as diffusion coefficient goes to 0 and to infinity</text:p>
        </text:list-item>
      </text:list>
      <text:p text:style-name="P8">Nourian Caines <text:span text:style-name="T32">(2010)</text:span></text:p>
      <text:list xml:id="list3019977086075609876" text:style-name="L20">
        <text:list-item>
          <text:p text:style-name="P76">Mean field, <text:span text:style-name="T18">with </text:span>noise, optimization, unnormalized</text:p>
        </text:list-item>
        <text:list-item>
          <text:p text:style-name="P76">solution when beta=0</text:p>
        </text:list-item>
        <text:list-item>
          <text:p text:style-name="P76">perturbatio<text:span text:style-name="T21">n</text:span></text:p>
        </text:list-item>
      </text:list>
      <text:p text:style-name="P1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4:34:25.943163876</meta:creation-date>
    <dc:date>2017-04-21T14:02:35.510157367</dc:date>
    <meta:editing-duration>P1DT7H33M38S</meta:editing-duration>
    <meta:editing-cycles>106</meta:editing-cycles>
    <meta:generator>LibreOffice/5.1.6.2$Linux_X86_64 LibreOffice_project/10m0$Build-2</meta:generator>
    <meta:document-statistic meta:table-count="0" meta:image-count="0" meta:object-count="0" meta:page-count="5" meta:paragraph-count="138" meta:word-count="1147" meta:character-count="7113" meta:non-whitespace-character-count="6215"/>
  </office:meta>
</office:document-meta>
</file>